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io</text:p>
          </draw:text-box>
        </draw:frame>
        <draw:frame presentation:style-name="pr2" draw:layer="layout" svg:width="24.639cm" svg:height="12.179cm" svg:x="1.4cm" svg:y="4.914cm" presentation:class="subtitle">
          <draw:text-box>
            <text:p>The task management solution for huma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goal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elp people get things done!</text:p>
              </text:list-item>
              <text:list-item>
                <text:p>Provide easy task entry and scheduling</text:p>
              </text:list-item>
              <text:list-item>
                <text:p>Get tasks into a calendar so they actually get done</text:p>
              </text:list-item>
              <text:list-item>
                <text:p>Finally finish those projects slated for “later”</text:p>
              </text:list-item>
              <text:list-item>
                <text:p>Be more productiv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Innova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chedule what people find important</text:p>
              </text:list-item>
              <text:list-item>
                <text:p>Schedule when people want to work</text:p>
              </text:list-item>
              <text:list-item>
                <text:p>Allow life to get in the w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!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repare to have your minds blown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w the how..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~1 weekend of work between 5 people</text:p>
              </text:list-item>
              <text:list-item>
                <text:p>Just getting starte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oel Tes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Repo layout</text:p>
              </text:list-item>
              <text:list-item>
                <text:p>Build system</text:p>
              </text:list-item>
              <text:list-item>
                <text:p>Test harness</text:p>
              </text:list-item>
            </text:list>
            <text:list text:style-name="L4">
              <text:list-item>
                <text:p>Bug D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retty simple implementation</text:p>
              </text:list-item>
              <text:list-item>
                <text:p>Scheduling algorithm can vary</text:p>
              </text:list-item>
              <text:list-item>
                <text:p>UI can v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ign Choic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cala for backend</text:p>
              </text:list-item>
              <text:list-item>
                <text:p>MySQL for DB</text:p>
              </text:list-item>
              <text:list-item>
                <text:p>AngularJS for frontend</text:p>
              </text:list-item>
              <text:list-item>
                <text:p>Bootstrap for CSS help</text:p>
              </text:list-item>
              <text:list-item>
                <text:p>L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ductivit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-~1000 lines of scala code</text:p>
              </text:list-item>
              <text:list-item>
                <text:p>-200-300 lines of HTML</text:p>
              </text:list-item>
              <text:list-item>
                <text:p>-~200 lines of J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admap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Get some real value in scheduling</text:p>
              </text:list-item>
              <text:list-item>
                <text:p>Learn more about users</text:p>
              </text:list-item>
              <text:list-item>
                <text:p>Make it pretty</text:p>
              </text:list-item>
              <text:list-item>
                <text:p>Integration with other calendar serv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ustin </meta:initial-creator>
    <meta:creation-date>2014-05-26T15:17:37</meta:creation-date>
    <dc:date>2014-05-27T10:25:20</dc:date>
    <dc:creator>Austin </dc:creator>
    <meta:editing-duration>PT18H51M18S</meta:editing-duration>
    <meta:editing-cycles>10</meta:editing-cycles>
    <meta:generator>LibreOffice/3.5$Linux_X86_64 LibreOffice_project/350m1$Build-2</meta:generator>
    <meta:document-statistic meta:object-count="61"/>
  </office:meta>
</office:document-meta>
</file>